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in" fo:margin-bottom="0in" loext:contextual-spacing="false" fo:line-height="100%"/>
      <style:text-properties fo:language="es" fo:country="CR" officeooo:paragraph-rsid="0007d823"/>
    </style:style>
    <style:style style:name="P2" style:family="paragraph" style:parent-style-name="Standard">
      <style:paragraph-properties fo:margin-top="0in" fo:margin-bottom="0in" loext:contextual-spacing="false"/>
      <style:text-properties fo:language="es" fo:country="CR" officeooo:rsid="0007d823" officeooo:paragraph-rsid="0015bc2e"/>
    </style:style>
    <style:style style:name="P3" style:family="paragraph" style:parent-style-name="Standard">
      <style:paragraph-properties fo:margin-top="0in" fo:margin-bottom="0in" loext:contextual-spacing="false" fo:line-height="100%"/>
      <style:text-properties fo:language="es" fo:country="CR" officeooo:rsid="0007d823" officeooo:paragraph-rsid="0007d823"/>
    </style:style>
    <style:style style:name="P4" style:family="paragraph" style:parent-style-name="Standard">
      <style:paragraph-properties fo:margin-top="0in" fo:margin-bottom="0in" loext:contextual-spacing="false"/>
      <style:text-properties fo:language="es" fo:country="CR" officeooo:paragraph-rsid="0015bc2e"/>
    </style:style>
    <style:style style:name="P5" style:family="paragraph" style:parent-style-name="Standard">
      <style:paragraph-properties fo:margin-top="0in" fo:margin-bottom="0in" loext:contextual-spacing="false"/>
      <style:text-properties officeooo:paragraph-rsid="0015bc2e"/>
    </style:style>
    <style:style style:name="P6" style:family="paragraph" style:parent-style-name="Standard">
      <style:paragraph-properties fo:margin-top="0in" fo:margin-bottom="0in" loext:contextual-spacing="false" fo:text-align="justify" style:justify-single-word="false"/>
      <style:text-properties fo:font-size="16pt" fo:language="es" fo:country="CR" fo:font-weight="bold" officeooo:rsid="0015bc2e" officeooo:paragraph-rsid="0022539c" style:font-size-asian="16pt" style:font-weight-asian="bold" style:font-size-complex="12pt" style:font-weight-complex="normal"/>
    </style:style>
    <style:style style:name="P7" style:family="paragraph" style:parent-style-name="Standard">
      <style:text-properties fo:font-size="16pt" fo:language="es" fo:country="CR" fo:font-weight="bold" officeooo:rsid="0012d2c0" officeooo:paragraph-rsid="0012d2c0" style:font-size-asian="16pt" style:font-weight-asian="bold"/>
    </style:style>
    <style:style style:name="P8" style:family="paragraph" style:parent-style-name="Standard">
      <style:paragraph-properties fo:text-align="justify" style:justify-single-word="false"/>
      <style:text-properties fo:font-size="16pt" fo:language="es" fo:country="CR" fo:font-weight="bold" officeooo:rsid="0015bc2e" officeooo:paragraph-rsid="0015bc2e" style:font-size-asian="16pt" style:font-weight-asian="bold" style:font-size-complex="12pt" style:font-weight-complex="normal"/>
    </style:style>
    <style:style style:name="P9" style:family="paragraph" style:parent-style-name="Standard">
      <style:text-properties fo:font-size="16pt" fo:language="es" fo:country="CR" fo:font-weight="bold" officeooo:rsid="0015bc2e" officeooo:paragraph-rsid="0015bc2e" style:font-size-asian="16pt" style:font-weight-asian="bold" style:font-size-complex="12pt" style:font-weight-complex="normal"/>
    </style:style>
    <style:style style:name="P10" style:family="paragraph" style:parent-style-name="Standard">
      <style:text-properties fo:font-size="16pt" fo:language="es" fo:country="CR" fo:font-weight="bold" officeooo:paragraph-rsid="0015bc2e" style:font-size-asian="16pt" style:font-weight-asian="bold"/>
    </style:style>
    <style:style style:name="P11" style:family="paragraph" style:parent-style-name="Standard">
      <style:text-properties fo:font-size="12pt" fo:language="es" fo:country="CR" fo:font-weight="normal" officeooo:rsid="0012d2c0" officeooo:paragraph-rsid="0012d2c0"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language="es" fo:country="CR" fo:font-weight="normal" officeooo:rsid="0015bc2e" officeooo:paragraph-rsid="0015bc2e"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language="es" fo:country="CR" fo:font-weight="normal" officeooo:rsid="002b409f" officeooo:paragraph-rsid="002b409f"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language="es" fo:country="CR" fo:font-weight="normal" officeooo:rsid="002ccdd3" officeooo:paragraph-rsid="002ccdd3"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language="es" fo:country="CR" fo:font-weight="normal" officeooo:rsid="002e028b" officeooo:paragraph-rsid="002e028b"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language="es" fo:country="CR" fo:font-weight="normal" officeooo:rsid="002106f9" officeooo:paragraph-rsid="002106f9"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language="es" fo:country="CR" fo:font-weight="normal" officeooo:rsid="00270a6d" officeooo:paragraph-rsid="002e6392"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language="es" fo:country="CR" fo:font-weight="bold" officeooo:rsid="002ccdd3" officeooo:paragraph-rsid="002ccdd3" style:font-size-asian="10.5pt" style:font-weight-asian="bold" style:font-size-complex="12pt" style:font-weight-complex="bold"/>
    </style:style>
    <style:style style:name="P19" style:family="paragraph" style:parent-style-name="Standard">
      <style:paragraph-properties fo:text-align="justify" style:justify-single-word="false"/>
      <style:text-properties fo:font-size="12pt" fo:language="es" fo:country="CR" fo:font-weight="bold" officeooo:rsid="002ccdd3" officeooo:paragraph-rsid="002e028b" style:font-size-asian="10.5pt" style:font-weight-asian="bold" style:font-size-complex="12pt" style:font-weight-complex="bold"/>
    </style:style>
    <style:style style:name="P20" style:family="paragraph" style:parent-style-name="Standard">
      <style:paragraph-properties fo:text-align="justify" style:justify-single-word="false"/>
      <style:text-properties fo:font-size="12pt" fo:language="es" fo:country="CR" fo:font-style="italic" fo:font-weight="normal" officeooo:rsid="00270a6d" officeooo:paragraph-rsid="002e6392" style:font-size-asian="10.5pt" style:font-style-asian="italic" style:font-weight-asian="normal" style:font-size-complex="12pt" style:font-style-complex="italic" style:font-weight-complex="normal"/>
    </style:style>
    <style:style style:name="P21" style:family="paragraph" style:parent-style-name="Standard">
      <style:paragraph-properties fo:text-align="justify" style:justify-single-word="false"/>
      <style:text-properties fo:font-size="12pt" fo:language="es" fo:country="CR" fo:font-style="italic" fo:font-weight="normal" officeooo:rsid="002f1fca" officeooo:paragraph-rsid="002f1fca" style:font-size-asian="10.5pt" style:font-style-asian="italic" style:font-weight-asian="normal" style:font-size-complex="12pt" style:font-style-complex="italic" style:font-weight-complex="normal"/>
    </style:style>
    <style:style style:name="P22" style:family="paragraph" style:parent-style-name="Standard" style:master-page-name="Standard">
      <style:paragraph-properties fo:margin-top="0in" fo:margin-bottom="0in" loext:contextual-spacing="false" fo:line-height="100%" style:page-number="auto"/>
      <style:text-properties fo:language="es" fo:country="CR" officeooo:paragraph-rsid="0007d823"/>
    </style:style>
    <style:style style:name="P23" style:family="paragraph" style:parent-style-name="Standard">
      <style:paragraph-properties fo:text-align="justify" style:justify-single-word="false"/>
      <style:text-properties fo:font-size="12pt" fo:language="es" fo:country="CR" fo:font-style="normal" fo:font-weight="normal" officeooo:rsid="00270a6d" officeooo:paragraph-rsid="002e6392"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fo:font-size="12pt" fo:language="es" fo:country="CR" fo:font-style="normal" fo:font-weight="normal" officeooo:rsid="002e6392" officeooo:paragraph-rsid="002e6392"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fo:font-size="12pt" fo:language="es" fo:country="CR" fo:font-weight="normal" officeooo:rsid="002e028b" officeooo:paragraph-rsid="0030c4d4"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fo:language="es" fo:country="CR" fo:font-weight="normal" officeooo:rsid="002e028b" officeooo:paragraph-rsid="002e028b"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fo:language="es" fo:country="CR" fo:font-weight="normal" officeooo:rsid="002e028b" officeooo:paragraph-rsid="00322aa3"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fo:language="es" fo:country="CR" fo:font-weight="normal" officeooo:rsid="002e028b" officeooo:paragraph-rsid="0034753a"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fo:language="es" fo:country="CR" fo:font-weight="normal" officeooo:rsid="002e028b" officeooo:paragraph-rsid="00365867"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fo:language="es" fo:country="CR" fo:font-weight="normal" officeooo:rsid="002e028b" officeooo:paragraph-rsid="003842bb"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fo:language="es" fo:country="CR" fo:font-weight="normal" officeooo:rsid="002e028b" officeooo:paragraph-rsid="0038f69f"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fo:language="es" fo:country="CR" fo:font-weight="normal" officeooo:rsid="0030c4d4" officeooo:paragraph-rsid="0030c4d4"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size="12pt" fo:language="es" fo:country="CR" fo:font-weight="normal" officeooo:rsid="0038f69f" officeooo:paragraph-rsid="0038f69f"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fo:language="es" fo:country="CR" fo:font-weight="normal" officeooo:rsid="00396bae" officeooo:paragraph-rsid="00396bae"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fo:language="es" fo:country="CR" fo:font-weight="normal" officeooo:rsid="003d09f1" officeooo:paragraph-rsid="003d09f1"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size="12pt" fo:language="es" fo:country="CR" fo:font-weight="normal" officeooo:rsid="003fa76f" officeooo:paragraph-rsid="003fa76f" style:font-size-asian="10.5pt" style:font-weight-asian="normal" style:font-size-complex="12pt" style:font-weight-complex="normal"/>
    </style:style>
    <style:style style:name="P37" style:family="paragraph" style:parent-style-name="Standard">
      <style:text-properties fo:font-size="12pt" fo:language="es" fo:country="CR" fo:font-weight="normal" officeooo:rsid="0015bc2e" officeooo:paragraph-rsid="0015bc2e"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fo:font-size="12pt" fo:language="es" fo:country="CR" fo:font-weight="bold" officeooo:rsid="0038f69f" officeooo:paragraph-rsid="0038f69f" style:font-size-asian="10.5pt" style:font-weight-asian="bold" style:font-size-complex="12pt" style:font-weight-complex="bold"/>
    </style:style>
    <style:style style:name="P39" style:family="paragraph" style:parent-style-name="Standard">
      <style:paragraph-properties fo:text-align="justify" style:justify-single-word="false"/>
      <style:text-properties fo:font-size="12pt" fo:language="es" fo:country="CR" fo:font-weight="bold" officeooo:rsid="003b1ab9" officeooo:paragraph-rsid="003b1ab9" style:font-size-asian="12pt" style:font-weight-asian="bold" style:font-size-complex="12pt" style:font-weight-complex="bold"/>
    </style:style>
    <style:style style:name="P40" style:family="paragraph" style:parent-style-name="Standard">
      <style:paragraph-properties fo:text-align="justify" style:justify-single-word="false"/>
      <style:text-properties fo:font-size="12pt" fo:language="es" fo:country="CR" fo:font-weight="bold" officeooo:rsid="003b1ab9" officeooo:paragraph-rsid="003fa76f" style:font-size-asian="12pt" style:font-weight-asian="bold" style:font-size-complex="12pt" style:font-weight-complex="bold"/>
    </style:style>
    <style:style style:name="P41" style:family="paragraph" style:parent-style-name="Standard">
      <style:paragraph-properties fo:text-align="justify" style:justify-single-word="false"/>
      <style:text-properties fo:font-size="12pt" fo:language="es" fo:country="CR" fo:font-weight="bold" officeooo:rsid="003f0546" officeooo:paragraph-rsid="003fa76f" style:font-size-asian="12pt" style:font-weight-asian="bold" style:font-size-complex="12pt" style:font-weight-complex="bold"/>
    </style:style>
    <style:style style:name="P42" style:family="paragraph" style:parent-style-name="Standard">
      <style:paragraph-properties fo:text-align="justify" style:justify-single-word="false"/>
      <style:text-properties fo:font-size="16pt" fo:language="es" fo:country="CR" fo:font-weight="bold" officeooo:rsid="0015bc2e" officeooo:paragraph-rsid="0015bc2e" style:font-size-asian="16pt" style:font-weight-asian="bold" style:font-size-complex="12pt" style:font-weight-complex="normal"/>
    </style:style>
    <style:style style:name="T1" style:family="text">
      <style:text-properties fo:language="es" fo:country="CR"/>
    </style:style>
    <style:style style:name="T2" style:family="text">
      <style:text-properties fo:language="es" fo:country="CR" officeooo:rsid="0007d823"/>
    </style:style>
    <style:style style:name="T3" style:family="text">
      <style:text-properties fo:language="es" fo:country="CR" officeooo:rsid="001945ea"/>
    </style:style>
    <style:style style:name="T4" style:family="text">
      <style:text-properties fo:language="es" fo:country="CR" officeooo:rsid="002b409f"/>
    </style:style>
    <style:style style:name="T5" style:family="text">
      <style:text-properties fo:language="es" fo:country="CR" officeooo:rsid="00365867"/>
    </style:style>
    <style:style style:name="T6" style:family="text">
      <style:text-properties officeooo:rsid="0012b833"/>
    </style:style>
    <style:style style:name="T7" style:family="text">
      <style:text-properties fo:font-style="italic" style:font-style-asian="italic" style:font-style-complex="italic"/>
    </style:style>
    <style:style style:name="T8" style:family="text">
      <style:text-properties fo:font-style="italic" officeooo:rsid="002e6392" style:font-style-asian="italic" style:font-style-complex="italic"/>
    </style:style>
    <style:style style:name="T9" style:family="text">
      <style:text-properties fo:font-style="italic" officeooo:rsid="0038f69f"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2e6392" style:font-style-asian="normal" style:font-style-complex="normal"/>
    </style:style>
    <style:style style:name="T12" style:family="text">
      <style:text-properties fo:font-style="normal" officeooo:rsid="0038f69f" style:font-style-asian="normal" style:font-style-complex="normal"/>
    </style:style>
    <style:style style:name="T13" style:family="text">
      <style:text-properties fo:font-style="normal" officeooo:rsid="003f8d09" style:font-style-asian="normal" style:font-style-complex="normal"/>
    </style:style>
    <style:style style:name="T14" style:family="text">
      <style:text-properties officeooo:rsid="002ccdd3"/>
    </style:style>
    <style:style style:name="T15" style:family="text">
      <style:text-properties officeooo:rsid="002e028b"/>
    </style:style>
    <style:style style:name="T16" style:family="text">
      <style:text-properties officeooo:rsid="002e6392"/>
    </style:style>
    <style:style style:name="T17" style:family="text">
      <style:text-properties officeooo:rsid="0030c4d4"/>
    </style:style>
    <style:style style:name="T18" style:family="text">
      <style:text-properties officeooo:rsid="0031f6b8"/>
    </style:style>
    <style:style style:name="T19" style:family="text">
      <style:text-properties officeooo:rsid="00322aa3"/>
    </style:style>
    <style:style style:name="T20" style:family="text">
      <style:text-properties officeooo:rsid="00328e26"/>
    </style:style>
    <style:style style:name="T21" style:family="text">
      <style:text-properties officeooo:rsid="0033b18c"/>
    </style:style>
    <style:style style:name="T22" style:family="text">
      <style:text-properties officeooo:rsid="0034753a"/>
    </style:style>
    <style:style style:name="T23" style:family="text">
      <style:text-properties officeooo:rsid="00365867"/>
    </style:style>
    <style:style style:name="T24" style:family="text">
      <style:text-properties officeooo:rsid="003842bb"/>
    </style:style>
    <style:style style:name="T25" style:family="text">
      <style:text-properties officeooo:rsid="0038f69f"/>
    </style:style>
    <style:style style:name="T26" style:family="text">
      <style:text-properties fo:font-weight="normal" style:font-weight-asian="normal" style:font-weight-complex="normal"/>
    </style:style>
    <style:style style:name="T27" style:family="text">
      <style:text-properties fo:font-weight="normal" officeooo:rsid="003d09f1" style:font-weight-asian="normal" style:font-weight-complex="normal"/>
    </style:style>
    <style:style style:name="T28" style:family="text">
      <style:text-properties fo:font-weight="normal" officeooo:rsid="003f0546" style:font-weight-asian="normal" style:font-weight-complex="normal"/>
    </style:style>
    <style:style style:name="T29" style:family="text">
      <style:text-properties fo:font-weight="normal" officeooo:rsid="003f8d09" style:font-weight-asian="normal" style:font-weight-complex="normal"/>
    </style:style>
    <style:style style:name="T30" style:family="text">
      <style:text-properties fo:font-weight="normal" officeooo:rsid="003fa76f" style:font-weight-asian="normal" style:font-weight-complex="normal"/>
    </style:style>
    <style:style style:name="T31" style:family="text">
      <style:text-properties officeooo:rsid="003d09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IE-0523 Circuitos Digitales II, I Ciclo 2017</text:p>
      <text:p text:style-name="P1">Profe. Enrique Coen</text:p>
      <text:p text:style-name="P1">Lennon Núñez Meoño, B34943</text:p>
      <text:p text:style-name="P1">Tarea #</text:p>
      <text:p text:style-name="P3"/>
      <text:p text:style-name="P10">Contabilización del Tiempo</text:p>
      <text:p text:style-name="P5"><text:span text:style-name="T1">Buscar información <text:s/></text:span><text:span text:style-name="T5">3</text:span><text:span text:style-name="T1"> </text:span><text:span text:style-name="T2">h</text:span></text:p>
      <text:p text:style-name="P5"><text:span text:style-name="T1">Estudiar información </text:span><text:span text:style-name="T4">3</text:span><text:span text:style-name="T1"> </text:span><text:span text:style-name="T2">h</text:span><text:span text:style-name="T1"> (“on the go”)</text:span></text:p>
      <text:p text:style-name="P5"><text:span text:style-name="T1">Ejecución </text:span><text:span text:style-name="T3">1</text:span><text:span text:style-name="T5">3</text:span><text:span text:style-name="T2"> h</text:span></text:p>
      <text:p text:style-name="P5"><text:span text:style-name="T1"><text:tab/></text:span><text:span text:style-name="T2">Codificar</text:span></text:p>
      <text:p text:style-name="P2"><text:tab/>Corrección de errores de compilación – sintaxis</text:p>
      <text:p text:style-name="P2"><text:tab/>Corrección de lógica de programación para obtener los resultados adecuados</text:p>
      <text:p text:style-name="P4">Confección del Reporte <text:span text:style-name="T23">3 h</text:span> <text:span text:style-name="T6">(“on the go”)</text:span></text:p>
      <text:p text:style-name="P4"/>
      <text:p text:style-name="P7">Resumen</text:p>
      <text:p text:style-name="P13">El experimento presenta consta de la creación de una librería de componentes electrónicos descritos en Verilog. Los componentes son diseñados según las especificaciones encontrados en las distintas Hojas del Fabricante de componentes reales, según operación lógica, entradas/salidas y tiempos de retardo y, cuando aplique, los tiempos de set-up y hold. La librería incluye módulos individuales para compuerta NAND, compuerta NOR, Inversor, Multiplexor 2:1 y un Flip-Flop. Para obtener las hojas técnicas de los componentes se recurrió a páginas web como la de Texas Instruments (<text:a xlink:type="simple" xlink:href="http://www.TI.com/" text:style-name="Internet_20_link" text:visited-style-name="Visited_20_Internet_20_Link">www.ti.com</text:a>) y Nexperia (<text:a xlink:type="simple" xlink:href="http://www.nexperia.com/" text:style-name="Internet_20_link" text:visited-style-name="Visited_20_Internet_20_Link">www.nexperia.com</text:a>). </text:p>
      <text:p text:style-name="P13"/>
      <text:p text:style-name="P13">Se utilizó el operador numeral (#) para definir los retardos en los componentes. Las hojas de los fabricantes suelen uilizar 3 tiempos distintos: tiempo mínimo, típico y máximo, sin embargo, en algunos componentes no se hizo mención de alguno de estos retardos, o bien, los valores de los retardos para conmutación de nivel bajo a alto (TDLH) eran los mismos que para conmutación de nivel alto a <text:s/>bajo (TDHL). Estos retardos aplican para todas las compuertas.</text:p>
      <text:p text:style-name="P13"/>
      <text:p text:style-name="P13">En el caso de los tiempos de set-up y de hold, estos aplican solo para el Flip-Flop, en esta librería, <text:span text:style-name="T14">para el cual la hoja de especificaciones menciona que el tiempo de hold es de 0 s, de modo que solo se considera tset-up para su diseño.</text:span></text:p>
      <text:p text:style-name="P13"/>
      <text:p text:style-name="P14">Se incluye un Makefile encargado de corer las simulaciones, utilizando todos los componentes, con pruebas seguidas pero individuales. Cada componente incluye un contador de flancos positivos de la señal en sus salidas, para el cálculo de la potencia consumida.</text:p>
      <text:p text:style-name="P12"/>
      <text:p text:style-name="P8">Descripción Arquitectónica</text:p>
      <text:p text:style-name="P8"/>
      <text:p text:style-name="P18">NAND:</text:p>
      <text:p text:style-name="P15">Para esta compuerta se escogió el componente “SN54AHC00 Quadruple 2-Input Positive-NAND Gates” de Texas Instruments, en específico la parte <text:s/>SN74AHC00D, con un costo de $0.08, 1000 unidades. <text:s/>Los tiempos de propagación (retardo) de entradas A, B hacia salida Y de la compuerta SN54AHC00, para un C_load = 15 pF y Vcc = 5 V ± 0.5 V son:</text:p>
      <text:p text:style-name="P15"><text:s text:c="4"/>t_min = 1 ns</text:p>
      <text:p text:style-name="P15"><text:s text:c="4"/>t_typ = 3.7 ns</text:p>
      <text:p text:style-name="P15"><text:s text:c="4"/>t_max = 6.5 ns</text:p>
      <text:p text:style-name="P15"><text:soft-page-break/>Según <text:s/>la hoja del fabricante, los rangos de tiempos son iguales para el paso de nivel bajo a alto, como de alto a bajo. </text:p>
      <text:p text:style-name="P15">La función lógica a desempeñar es <text:span text:style-name="T18">~(</text:span>A&amp;B<text:span text:style-name="T18">) </text:span>= Y. Se inicializa un contador interno en 0, aumentando cuando la salida Y tiene un flanco positivo, para ser utilizado para el cálculo de la potencia consumida, donde se utiliza las condiciones de las especificaciones utilizadas para C_load y Vcc.</text:p>
      <text:p text:style-name="P8"/>
      <text:p text:style-name="P19">N<text:span text:style-name="T15">OR</text:span>:</text:p>
      <text:p text:style-name="P25">Para esta compuerta se escogió el componente “<text:span text:style-name="T17">SN74LS02 Quadruple 2-Input Positive-NOR Gates</text:span>” de Texas Instruments, en específico la parte <text:s/><text:span text:style-name="T17">SN74LS02D</text:span>, con un costo de $<text:span text:style-name="T17">0.22</text:span>, 1000 unidades. <text:s/>Los tiempos de propagación (retardo) de entradas A, B hacia salida Y de la compuerta <text:span text:style-name="T17">SN74LS02D</text:span>, para un C_load = 15 pF y Vcc = 5 V ± 0.5 V son:</text:p>
      <text:p text:style-name="P15"><text:s text:c="4"/>t_min = - ns</text:p>
      <text:p text:style-name="P15"><text:s text:c="4"/>t_typ = <text:span text:style-name="T17">10</text:span> ns</text:p>
      <text:p text:style-name="P15"><text:s text:c="4"/>t_max = <text:span text:style-name="T17">1</text:span>5 ns</text:p>
      <text:p text:style-name="P32">No se especifica un t_min, para el diseño se puso un valor aleatorio de 1 ns. <text:span text:style-name="T15">Según <text:s/>la hoja del fabricante, los rangos de tiempos son iguales para el paso de nivel bajo a alto, como de alto a bajo. </text:span></text:p>
      <text:p text:style-name="P15">La función lógica a desempeñar es <text:span text:style-name="T18">~(</text:span>A <text:span text:style-name="T18">| </text:span>B<text:span text:style-name="T18">) </text:span>= Y. Se inicializa un contador interno en 0, aumentando cuando la salida Y tiene un flanco positivo, para ser utilizado para el cálculo de la potencia consumida, donde se utiliza las condiciones de las especificaciones utilizadas para C_load y Vcc.</text:p>
      <text:p text:style-name="P15"/>
      <text:p text:style-name="P19"><text:span text:style-name="T15">INV</text:span>:</text:p>
      <text:p text:style-name="P27">Para esta compuerta se escogió el componente “<text:span text:style-name="T19">SN74LVC1G14 Single Schmitt-Trigger Inverter</text:span>” de Texas Instruments, en específico la parte <text:s/><text:span text:style-name="T19">SN74LVC1G14DBVRE4</text:span>, con un costo de $<text:span text:style-name="T19">0.22</text:span>, 1000 unidades. <text:s/>Los tiempos de propagación (retardo) de entrada A hacia salida Y de la compuerta <text:s text:c="2"/><text:span text:style-name="T19">SN74LVC1G14DBVRE4</text:span>, para un C_load = <text:span text:style-name="T22">50</text:span> pF y Vcc = 5 V ± 0.5 V son:</text:p>
      <text:p text:style-name="P15"><text:s text:c="4"/>t_min = 1.<text:span text:style-name="T19">2</text:span> ns</text:p>
      <text:p text:style-name="P15"><text:s text:c="4"/>t_typ = - ns</text:p>
      <text:p text:style-name="P15"><text:s text:c="4"/>t_max = 5 ns</text:p>
      <text:p text:style-name="P15"><text:span text:style-name="T20">No se menciona t_typ por lo que se escoge poner el valor medio 3.1 ns. </text:span>Según <text:s/>la hoja del fabricante, los rangos de tiempos son iguales para el paso de nivel bajo a alto, como de alto a bajo. <text:span text:style-name="T21">L</text:span>a función lógica a desempeñar es <text:span text:style-name="T21">~</text:span>A=Y. Se inicializa un contador interno en 0, aumentando cuando la salida Y tiene un flanco positivo, para ser utilizado para el cálculo de la potencia consumida, donde se utiliza las condiciones de las especificaciones utilizadas para C_load y Vcc.</text:p>
      <text:p text:style-name="P15"/>
      <text:p text:style-name="P19"><text:span text:style-name="T15">MUX</text:span>:</text:p>
      <text:p text:style-name="P28">Para est<text:span text:style-name="T23">e componente</text:span> se escogió el “<text:span text:style-name="T22">74AUP1G157 Low-power 2-input multiplexer</text:span>” de <text:span text:style-name="T22">Nexperia</text:span>, con un costo de $0.<text:span text:style-name="T22">5463</text:span>, <text:span text:style-name="T22">la</text:span> unidad. <text:s/>Los tiempos de propagación (retardo) de <text:span text:style-name="T22">las </text:span>entradas <text:span text:style-name="T22">de slección</text:span> hacia <text:span text:style-name="T22">la</text:span> salida, para un C_load = 15 pF y Vcc = <text:span text:style-name="T22">3</text:span> V <text:span text:style-name="T22">a 3.6</text:span> V son:</text:p>
      <text:p text:style-name="P15"><text:s text:c="4"/>t_min = 1.<text:span text:style-name="T22">9</text:span> ns</text:p>
      <text:p text:style-name="P15"><text:s text:c="4"/>t_typ = 3.<text:span text:style-name="T22">2</text:span> ns</text:p>
      <text:p text:style-name="P15"><text:s text:c="4"/>t_max = <text:span text:style-name="T22">4</text:span>.5 ns</text:p>
      <text:p text:style-name="P15">Según <text:s/>la hoja del fabricante, los rangos de tiempos son iguales para el paso de nivel bajo a alto, como de alto a bajo. </text:p>
      <text:p text:style-name="P29">La función a desempeñar es <text:span text:style-name="T23">una selección entre las entradas I1 e I2, según el valor de la entrada S, descrito en Verilog como Y = (S) ? I1:I2, si S = 1 la salida es I1, si S = 0 la salida es I2</text:span>. Se inicializa un contador interno en 0, aumentando cuando la salida Y tiene un flanco positivo, para ser utilizado para el cálculo de la potencia consumida, donde se utiliza las condiciones de las especificaciones utilizadas para C_load y Vcc.</text:p>
      <text:p text:style-name="P15"><text:soft-page-break/></text:p>
      <text:p text:style-name="P19"><text:span text:style-name="T15">FF</text:span>:</text:p>
      <text:p text:style-name="P30">Para est<text:span text:style-name="T23">e</text:span> comp<text:span text:style-name="T23">onente</text:span> se escogió el <text:s/>“<text:span text:style-name="T24">Sn54HC273 Octal D-Type Flip-Flops With Clear</text:span>” de Texas Instruments, en específico la parte <text:s/><text:span text:style-name="T24">SN54HC273J</text:span>, con un costo de $<text:span text:style-name="T24">5.96</text:span>, 100 unidades.<text:span text:style-name="T24"> La Hoja del Fabricante pone solo un tiempo de propagacion para describir el paso de la señal tanto de NCLR como de CLK hacia alguna salida, para C_load = 50 pF <text:s/>y Vcc = 4.5 V:</text:span></text:p>
      <text:p text:style-name="P33"><text:s text:c="4"/>t_min y t_typ no se mencionan</text:p>
      <text:p text:style-name="P33"><text:s text:c="4"/>t_max = 48 ns</text:p>
      <text:p text:style-name="P31"><text:span text:style-name="T31">Para su funcionamiento se utiliza el retardo de 48 ns. </text:span>Según <text:s/>la hoja del fabricante, los rangos de tiempos son iguales para el paso de nivel bajo a alto, como de alto a bajo. <text:span text:style-name="T25">Para estas condiciones se describe ademas un fmin = 18 MHz. Al ser un componente sincrónico se analiza además los tiempos de set-up y de hold, para esto se utiliza el módulo </text:span><text:span text:style-name="T9">vigilador</text:span><text:span text:style-name="T12">, encargado de verificar el cumplimiento de estos tiempos y dar alerta de violaciones a los mismos. <text:s text:c="2"/>Tiempo de set-up a Vcc = 4.5 V, tanto para Data como para </text:span><text:span text:style-name="T13">N</text:span><text:span text:style-name="T12">CLR</text:span></text:p>
      <text:p text:style-name="P33"><text:span text:style-name="T10"><text:s text:c="4"/>tsu = 30 ns</text:span></text:p>
      <text:p text:style-name="P33"><text:span text:style-name="T10">Tiempo en hold para Vcc = 4.5 V</text:span></text:p>
      <text:p text:style-name="P33"><text:span text:style-name="T10"><text:s text:c="4"/>th = 0 ns</text:span></text:p>
      <text:p text:style-name="P15">La función a desempeñar es <text:span text:style-name="T25">poner en la salida Q el valor de D en los flancos positivos del reloj, con la entrada NCLR se pone en 0 la Q sin importar el valor de D de manera asíncrona. </text:span>Se inicializa un contador interno en 0, aumentando cuando la salida Y tiene un flanco positivo, para ser utilizado para el cálculo de la potencia consumida, donde se utiliza las condiciones de las especificaciones utilizadas para C_load y Vcc.</text:p>
      <text:p text:style-name="P15"/>
      <text:p text:style-name="P38">Vigilador:</text:p>
      <text:p text:style-name="P34">Este módulo recibe como entradas las señales del reloj (CLK) y la entrada D del Flip-Flop. Como la Hoja del fabricante del Flip-Flop pone un t_hol = 0 s, no se requiere hacer la verificación para la salida Q del Flip-Flop. Se utiliza la primitiva <text:span text:style-name="T7">$realtime</text:span> para obtener el valor del tiempo de ejecución en que se llevó a cabo un flanco positivo de CLK y cualquier cambio en la señal D, se encuentra la diferencia entre estos valores (tCLK – tD) y se compara con el t_setup. Si esta diferencia es mayor a t_setup, quiere decir que D se mantuvo estable durante el marco del set-up del FF, y por tanto no se comete violación. Pero si es menor, quiere decir que D cambió durante el cumplimiento del set-up, y por tanto se cometió una violación a este tiempo, alzando la vandera Alarm.</text:p>
      <text:p text:style-name="P15"/>
      <text:p text:style-name="P8">Plan de Pruebas</text:p>
      <text:p text:style-name="P35">Para todas las pruebas se decidió usar los tiempos de retardo típicos (t_typ) para estudiar el efecto del retardo en la propagación de las señales, sin embargo, la descripció de la prueba se realiza de manera general, sin esperar un retardo específico. Espérese los siguientes retardos según el componente:</text:p>
      <text:p text:style-name="P35">NAND – 3.7 ns</text:p>
      <text:p text:style-name="P35">NOR – 10 ns</text:p>
      <text:p text:style-name="P35">INV – 3.1 ns</text:p>
      <text:p text:style-name="P35">MUX – 3.2 ns</text:p>
      <text:p text:style-name="P35">FF – 48 ns</text:p>
      <text:p text:style-name="P35"/>
      <text:p text:style-name="P35">A continuación las pruebas a realizar:</text:p>
      <text:p text:style-name="P8"/>
      <text:p text:style-name="P39">#1: <text:span text:style-name="T26">Se verifica el funcionamiento de las compuertas lógicas de manera simultánea. Estas no deben verse afectadas por la operación de las otras, ni de la señal del reloj en CLK, ya que son asíncronas e inmediatas. Se realiza cambios en las entradas A y B de cada compuerta y se verifica en la salida Y el </text:span><text:soft-page-break/><text:span text:style-name="T26">cumplimiento de la lógica (para el caso del Inversor solo debe verse afectado por el cambio en A). El tiempo de sostenimiento de la señal en la entrada es por 15 ns, que corresponde al mayor t_max de las compuertas, suficiente para poder comprobar el retardo en la salida para todas las compuertas. Se prueba todas las combinaciones para 2 bits y se verifica el cumplimiento de la lógica para los 4 casos existentes (00, 01, 10, 11). </text:span><text:span text:style-name="T30">En cada compuerta, por medio del contador interno, se debe observar cómo aumenta con cada flanco positivo en la salida de la compuerta específica, el valor final debe corresponder con la cantidad de conmutaciones de nivel bajo a alto.</text:span></text:p>
      <text:p text:style-name="P39"/>
      <text:p text:style-name="P40">#2: <text:span text:style-name="T27">Para comprobar la capacidad selectora del multiplexor se pone una entrada en alto y otra en bajo (I1 = 1, I2 = 0), de este modo se puede diferenciar fácilmente cuál es la selección realizada. Se pone la entrada S = 0, luego de máximo 4.5 ns </text:span><text:span text:style-name="T28">se debería ver en la salida la señal I2. Se da 10 ns con la señal en S mantenida para observar la capacidad de retención del Mux. Luego, se cambia S a un nivel alto (S = 1) y a máximo 4.5 ns después debería observarse el cambio en la salida de I2 a I1, y mantener este valor mientras S no cambie. </text:span><text:span text:style-name="T30">Por medio del contador interno se debe observar cómo aumenta con cada flanco positivo en la salida del componente, el valor final debe corresponder con la cantidad de conmutaciones de nivel bajo a alto, como solo pasa en una ocación de 0 a 1 (I2 a I1) el valor final debe ser de 1.</text:span></text:p>
      <text:p text:style-name="P39"/>
      <text:p text:style-name="P41">#3: <text:span text:style-name="T29">Para comprobar el funcionamiento del FF se inicia con el Clear inhabilitado (NCLR = 1) y la entrada D = 1. Luego de máximo 48 ns debería verse en la salida Q reflejado el valor de D. Se cambia a D = 0 y luego de 48 ns debería verse el cambio en Q. Luego, se cambia a D = 1 pero se habilita el Clear (NCLR = <text:s/>0) , por lo que debería verse que Q en vez de ponerse en 1 (ya que D = 1) se pone en 0. Para corroborar el módulo vigilador, el segundo y tercer cambio en D se realiza de modo que se genere una violación, esperando que la bandera Alarm se ponga en 1 al momento de generarse la violación. Para observar mejor el efecto se utiliza una señal de reloj CLK2 que en vez de generar un flanco cada 1 ns, genera el flanco cada 20 ns. </text:span><text:span text:style-name="T30">Por medio del contador interno se debe observar cómo aumenta con cada flanco positivo en la salida del componente, el valor final debe corresponder con la cantidad de conmutaciones de nivel bajo a alto.</text:span></text:p>
      <text:p text:style-name="P6"/>
      <text:p text:style-name="P8">Instrucciones de Utilización de la Simulación</text:p>
      <text:p text:style-name="P16">Para correr la simulación se realizó un documento Makefile que incluye compilación en Icarus Verilog (iverilog -o <text:span text:style-name="T7">nombre_ejecutable test_bench.v</text:span>)<text:span text:style-name="T10">, ejecución del archivo ejecutable generado (vvp</text:span><text:span text:style-name="T7"> nombre_ejecutable</text:span><text:span text:style-name="T10">) y ejecución del archivo .vcd generado para visualizar los resultados de la simulación con la herramienta GtkWave (gtkwave </text:span><text:span text:style-name="T7">nombre_archivo_señales_simulacion.vcd</text:span><text:span text:style-name="T10">). <text:s/></text:span><text:span text:style-name="T11">Al incluir el resto de archivos (NAND.v, NOR.v, INV.v, MUX.v, FF.v) en el Test Bench, no es necesario incluirlos en el comando de compilación.</text:span></text:p>
      <text:p text:style-name="P16"/>
      <text:p text:style-name="P23">En caso de no servir el Makefile por razones desconocidas, se deberá ejecutar los comandos línea por línea:</text:p>
      <text:p text:style-name="P17"><text:span text:style-name="T10"><text:tab/><text:tab/></text:span><text:span text:style-name="T7">$ iverilog -o </text:span><text:span text:style-name="T8">librería.o</text:span><text:span text:style-name="T7"> -</text:span><text:span text:style-name="T8">Ttyp test_bench.v</text:span></text:p>
      <text:p text:style-name="P20"><text:tab/><text:tab/>$ vvp <text:span text:style-name="T16">libreria.o</text:span></text:p>
      <text:p text:style-name="P24"><text:tab/><text:tab/>$ gtkwave libreria.vcd</text:p>
      <text:p text:style-name="P20"/>
      <text:p text:style-name="P21"><text:span text:style-name="T11">S</text:span><text:span text:style-name="T10">e utiliza el prefijo -Ttyp para indicar al compilador que se utilizará el tiempo de retardo típico, si se quisiera utilizar otro tiempo se debe especificar, -Tmin para el tiempo mínimo y -Tmax para el tiempo máximo.</text:span></text:p>
      <text:p text:style-name="P11"/>
      <text:p text:style-name="P9">Ejemplos de los Resultados</text:p>
      <text:p text:style-name="P37"><text:soft-page-break/></text:p>
      <text:p text:style-name="P37"/>
      <text:p text:style-name="P9">Conclusiones y Recomendaciones</text:p>
      <text:p text:style-name="P36">La descripción en Verilog de los componentes utilizados queda completamente definida por el comportamiento real de los objetos, es decir, existe siempre la diferencia entre los resultados obtenidos por una simulación del comportamiento, por más detallada y acertada que se piense que es, a la operación real de los componentes. Las hojas de especificaciones de los componentes ponen rangos bajo diferentes condiciones de operación, sin embargo, para el uso senciollo de los retardos se debe especificar en la complación cuál es el que se quiere utilizar (entre min|typ|max). Si se quisiera entrar en mayor detalle y generar una simulación más apegada a la realidad, se tendría que desarrollar alguna clase de algoritmo que defina cuál es el retardo que se está dando para la prueba en específico. Sin embargo, aún con estas diferencias entre la realidad y la simulación, esta herramienta permite hacer una mejor aproximación de los modelos a un sistema real, para que a la hora de realizar la implementación en hardware real no se encuentre una gran brecha que genera muchos errores desconocidos, sino que se comporte de una manera similar a la que describió con las simulaciones y código. </text:p>
      <text:p text:style-name="P36">El contador interno en cada compuerta permite llevar un control de la cantidad de transiciones de un nivel a un nivel alto en las salidas de los componentes utilizados, con este valor se puede realizar un sencillo estudio de consumo de potencia, especialmente si se tratase de mayor tiempo de simulación y cantidad de componentes utilizados en un circuito más grande. Sin embargo, la implementación solo permite obtener este valor sin hacer el cálculo de la potencia en sí, se podría abarcar el estudio de una manera en que con este contador se haga el cálculo interno de la potencia consumida y se muestre al usuario este valor de manera direc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nnon </meta:initial-creator>
    <meta:creation-date>2017-03-24T23:15:45.623539486</meta:creation-date>
    <dc:date>2017-04-07T23:52:57.182674607</dc:date>
    <dc:creator>lennon </dc:creator>
    <meta:editing-duration>PT4H29M46S</meta:editing-duration>
    <meta:editing-cycles>51</meta:editing-cycles>
    <meta:generator>LibreOffice/4.3.3.2$Linux_X86_64 LibreOffice_project/430m0$Build-2</meta:generator>
    <meta:document-statistic meta:table-count="0" meta:image-count="0" meta:object-count="0" meta:page-count="5" meta:paragraph-count="78" meta:word-count="2402" meta:character-count="13630" meta:non-whitespace-character-count="11198"/>
  </office:meta>
</office:document-meta>
</file>